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51" svg:font-family="SUN7.25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3.3626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51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25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<text:s/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</text:p>
          </table:table-cell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<text:s/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<text:s/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<text:s/>revile accuse 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<text:s/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<text:s/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<text:s/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<text:s/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 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<text:s/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<text:s/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<text:s/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<text:s/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<text:s/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<text:s/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<text:s/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r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<text:s/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<text:s/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</text:p>
          </table:table-cell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m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<text:s/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<text:s/>Babel 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<text:s/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<text:s/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<text:s/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<text:s/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<text:s/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<text:s/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<text:s/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<text:s/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<text:s/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<text:s/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<text:s/>insult blasphemy 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<text:s/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<text:s/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<text:s/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<text:s/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<text:s/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<text:s/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<text:s/>breath 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<text:s/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<text:s/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<text:s/>Cain Caina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<text:s/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<text:s/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<text:s/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<text:s/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<text:s/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<text:s/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<text:s/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<text:s/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<text:s/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<text:s/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<text:s/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<text:s/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<text:s/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<text:s/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/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<text:s/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<text:s/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<text:s/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<text:s/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<text:s/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<text:s/>Cush 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<text:s/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<text:s/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<text:s/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<text:s/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<text:s/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/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<text:s/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<text:s/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<text:s/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<text:s/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<text:s/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<text:s/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<text:s/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<text:s/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<text:s/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<text:s/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s/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<text:s/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<text:s/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<text:s/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<text:s/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<text:s/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<text:s/>Epaphras 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</text:p>
          </table:table-cell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<text:s/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<text:s/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<text:s/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<text:s/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s/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<text:s/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<text:s/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<text:s/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<text:s/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s/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<text:s/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<text:s/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<text:s/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<text:s/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<text:s/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<text:s/>glorify 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<text:s/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<text:s/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<text:s/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<text:s/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<text:s/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<text:s/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<text:s/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<text:s/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<text:s/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<text:s/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<text:s/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<text:s/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<text:s/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</text:p>
          </table:table-cell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<text:s/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<text:s/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<text:s/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<text:s/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</text:p>
          </table:table-cell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love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: thing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<text:s/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/>John 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s/>Judas_not_Iscariot Juda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<text:s/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<text:s/>jump 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<text:s/>linen 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<text:s/>kill destroy 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<text:s/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s/>lord king ruler 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<text:s/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<text:s/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<text:s/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<text:s/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<text:s/>lawful law 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<text:s/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<text:s/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<text:s/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<text:s/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<text:s/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</text:p>
          </table:table-cell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<text:s/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<text:s/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<text:s/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Branch: tree,plant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</text:p>
          </table:table-cell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<text:s/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<text:s/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<text:s/>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<text:s/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<text:s/>Mary 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3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<text:s/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<text:s/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<text:s/>Aram_Naharaim 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<text:s/>think_opinion mind think_wonder think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<text:s/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year: land,ground,earth,space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<text:s/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<text:s/>Mount_Horeb 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<text:s/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beauty,beautiful: good: eye,see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<text:s/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<text:s/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<text:s/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<text:s/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<text:s/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/>on 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<text:s/>Onesimus 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<text:s/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/>
          <table:table-cell office:value-type="string" calcext:value-type="string">
            <text:p>e2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<text:s/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<text:s/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<text:s/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<text:s/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,space: king,lord,ruler,master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,space 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<text:s/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<text:s/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<text:s/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<text:s/>praise exalt worship 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<text:s/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<text:s/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<text:s/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<text:s/>harlot 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<text:s/>Puah 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<text:s/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Hand: thing 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<text:s/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<text:s/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<text:s/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<text:s/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<text:s/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<text:s/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<text:s/>times repeat 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<text:s/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<text:s/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<text:s/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</text:p>
          </table:table-cell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<text:s/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<text:s/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<text:s/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<text:s/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<text:s/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<text:s/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<text:s/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<text:s/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<text:s/>deacon 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<text:s/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<text:s/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<text:s/>Sibmah Sebam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/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<text:s/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<text:s/>Cephas 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sinful sin lawlessness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Abiram 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<text:s/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rest lie_down 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<text:s/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Bible,Scriptur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<text:s/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<text:s/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<text:s/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<text:s/>blemish 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<text:s/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s/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<text:s/>remain 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<text:s/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<text:s/>suffer 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s/>Aram 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<text:s/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<text:s/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<text:s/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<text:s/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<text:s/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<text:s/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 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<text:s/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<text:s/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<text:s/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<text:s/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/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<text:s/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kind_same 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<text:s/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no,not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<text:s/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<text:s/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<text:s/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<text:s/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<text:s/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<text:s/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<text:s/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<text:s/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<text:s/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<text:s/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6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ynxref7251.A1:synxref7251.E19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51" svg:font-family="SUN7.25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04T13:58:17.005000000</dc:date>
    <meta:editing-duration>PT1M4S</meta:editing-duration>
    <meta:editing-cycles>1</meta:editing-cycles>
    <meta:document-statistic meta:table-count="1" meta:cell-count="7923" meta:object-count="0"/>
    <meta:generator>LibreOffice/6.3.4.2$Windows_X86_64 LibreOffice_project/60da17e045e08f1793c57c00ba83cdfce946d0aa</meta:generator>
  </office:meta>
</office:document-meta>
</file>